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  <style:text-properties style:text-underline-style="none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la de Valores" table:style-name="ta1">
        <table:table-column table:style-name="co1" table:number-columns-repeated="7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Memoría utlizada</text:p>
          </table:table-cell>
          <table:table-cell table:style-name="ce1" office:value-type="string" calcext:value-type="string">
            <text:p>Lineal Taskset</text:p>
          </table:table-cell>
          <table:table-cell table:style-name="ce1" office:value-type="string" calcext:value-type="string">
            <text:p>Lineal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/>
        </table:table-row>
        <table:table-row table:style-name="ro2">
          <table:table-cell office:value-type="string" calcext:value-type="string">
            <text:p>4*4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L1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7" calcext:value-type="float">
            <text:p>0,067</text:p>
          </table:table-cell>
          <table:table-cell/>
        </table:table-row>
        <table:table-row table:style-name="ro2">
          <table:table-cell office:value-type="string" calcext:value-type="string">
            <text:p>445*4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" calcext:value-type="float">
            <text:p>0,07</text:p>
          </table:table-cell>
          <table:table-cell office:value-type="float" office:value="0.068" calcext:value-type="float">
            <text:p>0,068</text:p>
          </table:table-cell>
          <table:table-cell/>
        </table:table-row>
        <table:table-row table:style-name="ro2">
          <table:table-cell office:value-type="string" calcext:value-type="string">
            <text:p>3556*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L3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85333*4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Memoría Principal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6" calcext:value-type="float">
            <text:p>0,116</text:p>
          </table:table-cell>
          <table:table-cell office:value-type="float" office:value="0.1" calcext:value-type="float">
            <text:p>0,1</text:p>
          </table:table-cell>
          <table:table-cell office:value-type="float" office:value="0.108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6145684*4</text:p>
          </table:table-cell>
          <table:table-cell office:value-type="string" calcext:value-type="string">
            <text:p>Gigante</text:p>
          </table:table-cell>
          <table:table-cell office:value-type="string" calcext:value-type="string">
            <text:p>Memoría Principal</text:p>
          </table:table-cell>
          <table:table-cell office:value-type="float" office:value="2.351" calcext:value-type="float">
            <text:p>2,351</text:p>
          </table:table-cell>
          <table:table-cell office:value-type="float" office:value="7.568" calcext:value-type="float">
            <text:p>7,568</text:p>
          </table:table-cell>
          <table:table-cell office:value-type="float" office:value="4.617" calcext:value-type="float">
            <text:p>4,617</text:p>
          </table:table-cell>
          <table:table-cell office:value-type="float" office:value="4.619" calcext:value-type="float">
            <text:p>4,619</text:p>
          </table:table-cell>
          <table:table-cell/>
        </table:table-row>
        <table:table-row table:style-name="ro3">
          <table:table-cell office:value-type="string" calcext:value-type="string">
            <text:p>6145684*4</text:p>
          </table:table-cell>
          <table:table-cell office:value-type="string" calcext:value-type="string">
            <text:p>Gigante Aplicando Coseno</text:p>
          </table:table-cell>
          <table:table-cell office:value-type="string" calcext:value-type="string">
            <text:p>Memoría Principal</text:p>
          </table:table-cell>
          <table:table-cell office:value-type="float" office:value="24.515" calcext:value-type="float">
            <text:p>24,515</text:p>
          </table:table-cell>
          <table:table-cell office:value-type="float" office:value="30.831" calcext:value-type="float">
            <text:p>30,831</text:p>
          </table:table-cell>
          <table:table-cell office:value-type="float" office:value="26.724" calcext:value-type="float">
            <text:p>26,724</text:p>
          </table:table-cell>
          <table:table-cell office:value-type="float" office:value="26.303" calcext:value-type="float">
            <text:p>26,303</text:p>
          </table:table-cell>
          <table:table-cell/>
        </table:table-row>
        <table:table-row table:style-name="ro3">
          <table:table-cell office:value-type="string" calcext:value-type="string">
            <text:p>6145684*4</text:p>
          </table:table-cell>
          <table:table-cell office:value-type="string" calcext:value-type="string">
            <text:p>Gigante Aplicando Seno</text:p>
          </table:table-cell>
          <table:table-cell office:value-type="string" calcext:value-type="string">
            <text:p>Memoría Principal</text:p>
          </table:table-cell>
          <table:table-cell office:value-type="float" office:value="27.717" calcext:value-type="float">
            <text:p>27,717</text:p>
          </table:table-cell>
          <table:table-cell office:value-type="float" office:value="34.236" calcext:value-type="float">
            <text:p>34,236</text:p>
          </table:table-cell>
          <table:table-cell office:value-type="float" office:value="29.49" calcext:value-type="float">
            <text:p>29,49</text:p>
          </table:table-cell>
          <table:table-cell office:value-type="float" office:value="29.189" calcext:value-type="float">
            <text:p>29,189</text:p>
          </table:table-cell>
          <table:table-cell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3" office:value-type="string" calcext:value-type="string" table:number-columns-spanned="4" table:number-rows-spanned="1">
            <text:p>todas las matrices se multiplican por una de 4*4</text:p>
          </table:table-cell>
          <table:covered-table-cell table:number-columns-repeated="3" table:style-name="Default"/>
          <table:table-cell table:style-name="Default" table:number-columns-repeated="4"/>
        </table:table-row>
      </table:table>
      <table:table table:name="SpeedUp Chico" table:style-name="ta1">
        <table:shapes>
          <draw:frame draw:z-index="0" draw:style-name="gr1" draw:text-style-name="P1" svg:width="22.22cm" svg:height="13.227cm" svg:x="0.22cm" svg:y="0.08cm">
            <draw:object draw:notify-on-update-of-ranges="'Tabla de Valores'.D1:'Tabla de Valores'.G1 'Tabla de Valores'.B2:'Tabla de Valores'.B2 'Tabla de Valores'.D2:'Tabla de Valores'.G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peedUp Medio" table:style-name="ta1">
        <table:shapes>
          <draw:frame draw:z-index="0" draw:style-name="gr1" draw:text-style-name="P1" svg:width="22.22cm" svg:height="13.227cm" svg:x="0cm" svg:y="0.001cm">
            <draw:object draw:notify-on-update-of-ranges="'Tabla de Valores'.D1:'Tabla de Valores'.G1 'Tabla de Valores'.B3:'Tabla de Valores'.B3 'Tabla de Valores'.D3:'Tabla de Valores'.G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peedUp Grande" table:style-name="ta1">
        <table:shapes>
          <draw:frame draw:z-index="0" draw:style-name="gr1" draw:text-style-name="P1" svg:width="22.22cm" svg:height="13.227cm" svg:x="0cm" svg:y="0.001cm">
            <draw:object draw:notify-on-update-of-ranges="'Tabla de Valores'.D1:'Tabla de Valores'.G1 'Tabla de Valores'.B4:'Tabla de Valores'.B4 'Tabla de Valores'.D4:'Tabla de Valores'.G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peedUp Enorme" table:style-name="ta1">
        <table:shapes>
          <draw:frame draw:z-index="0" draw:style-name="gr1" draw:text-style-name="P1" svg:width="22.22cm" svg:height="13.227cm" svg:x="0cm" svg:y="0.001cm">
            <draw:object draw:notify-on-update-of-ranges="'Tabla de Valores'.D1:'Tabla de Valores'.G1 'Tabla de Valores'.B5:'Tabla de Valores'.B5 'Tabla de Valores'.D5:'Tabla de Valores'.G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peedUp Gigante" table:style-name="ta1">
        <table:shapes>
          <draw:frame draw:z-index="0" draw:style-name="gr1" draw:text-style-name="P1" svg:width="22.22cm" svg:height="13.227cm" svg:x="0cm" svg:y="0.001cm">
            <draw:object draw:notify-on-update-of-ranges="'Tabla de Valores'.D1:'Tabla de Valores'.G1 'Tabla de Valores'.B6:'Tabla de Valores'.B6 'Tabla de Valores'.D6:'Tabla de Valores'.G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peedUp Gigante Aplicando Coseno" table:style-name="ta1">
        <table:shapes>
          <draw:frame draw:z-index="0" draw:style-name="gr1" draw:text-style-name="P1" svg:width="22.22cm" svg:height="13.227cm" svg:x="0cm" svg:y="0.001cm">
            <draw:object draw:notify-on-update-of-ranges="'Tabla de Valores'.D1:'Tabla de Valores'.G1 'Tabla de Valores'.B7:'Tabla de Valores'.B7 'Tabla de Valores'.D7:'Tabla de Valores'.G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peedUp Gigante Aplicando Seno" table:style-name="ta1">
        <table:shapes>
          <draw:frame draw:z-index="0" draw:style-name="gr1" draw:text-style-name="P1" svg:width="22.22cm" svg:height="13.227cm" svg:x="0cm" svg:y="0.001cm">
            <draw:object draw:notify-on-update-of-ranges="'Tabla de Valores'.D1:'Tabla de Valores'.G1 'Tabla de Valores'.B8:'Tabla de Valores'.B8 'Tabla de Valores'.D8:'Tabla de Valores'.G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48:28.7121067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 </meta:initial-creator>
    <meta:creation-date>2018-04-19T14:47:30.959854271</meta:creation-date>
    <dc:date>2018-04-19T15:48:55.466460101</dc:date>
    <dc:creator>Fede </dc:creator>
    <meta:editing-duration>PT8M57S</meta:editing-duration>
    <meta:editing-cycles>3</meta:editing-cycles>
    <meta:generator>LibreOffice/4.2.8.2$Linux_X86_64 LibreOffice_project/420m0$Build-2</meta:generator>
    <meta:document-statistic meta:table-count="8" meta:cell-count="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plot-area chart:style-name="ch3" table:cell-range-address="'Tabla de Valores'.D1:'Tabla de Valores'.G2 'Tabla de Valores'.B2:'Tabla de Valores'.B2" chart:data-source-has-labels="both" svg:x="1.455cm" svg:y="1.469cm" svg:width="20.322cm" svg:height="10.514cm">
          <chartooo:coordinate-region svg:x="2.553cm" svg:y="1.668cm" svg:width="18.468cm" svg:height="9.668cm"/>
          <chart:axis chart:dimension="x" chart:name="primary-x" chart:style-name="ch4" chartooo:axis-type="auto">
            <chartooo:date-scale/>
            <chart:title svg:x="11.096cm" svg:y="12.247cm" chart:style-name="ch5">
              <text:p>Casos</text:p>
            </chart:title>
            <chart:categories table:cell-range-address="'Tabla de Valores'.D1:'Tabla de Valores'.G1"/>
          </chart:axis>
          <chart:axis chart:dimension="y" chart:name="primary-y" chart:style-name="ch4">
            <chart:title svg:x="0.451cm" svg:y="8.172cm" chart:style-name="ch6">
              <text:p>Tiempo (segundos)</text:p>
            </chart:title>
            <chart:grid chart:style-name="ch7" chart:class="major"/>
          </chart:axis>
          <chart:series chart:style-name="ch8" chart:values-cell-range-address="'Tabla de Valores'.D2:'Tabla de Valores'.G2" chart:label-cell-address="'Tabla de Valores'.B2:'Tabla de Valores'.B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Chico</text:p>
                <draw:g>
                  <svg:desc>'Tabla de Valores'.B2:'Tabla de Valores'.B2</svg:desc>
                </draw:g>
              </table:table-cell>
              <table:table-cell office:value-type="float" office:value="0.066">
                <text:p>0.066</text:p>
                <draw:g>
                  <svg:desc>'Tabla de Valores'.D2:'Tabla de Valores'.G2</svg:desc>
                </draw:g>
              </table:table-cell>
              <table:table-cell office:value-type="float" office:value="0.061">
                <text:p>0.061</text:p>
              </table:table-cell>
              <table:table-cell office:value-type="float" office:value="0.069">
                <text:p>0.069</text:p>
              </table:table-cell>
              <table:table-cell office:value-type="float" office:value="0.067">
                <text:p>0.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legend chart:legend-position="end" svg:x="19.951cm" svg:y="6.315cm" style:legend-expansion="high" chart:style-name="ch3"/>
        <chart:plot-area chart:style-name="ch4" table:cell-range-address="'Tabla de Valores'.D1:'Tabla de Valores'.G1 'Tabla de Valores'.B3:'Tabla de Valores'.B3 'Tabla de Valores'.D3:'Tabla de Valores'.G3" chart:data-source-has-labels="both" svg:x="1.455cm" svg:y="1.469cm" svg:width="18.052cm" svg:height="10.514cm">
          <chartooo:coordinate-region svg:x="2.738cm" svg:y="1.669cm" svg:width="16.013cm" svg:height="9.668cm"/>
          <chart:axis chart:dimension="x" chart:name="primary-x" chart:style-name="ch5" chartooo:axis-type="auto">
            <chartooo:date-scale/>
            <chart:title svg:x="9.961cm" svg:y="12.247cm" chart:style-name="ch6">
              <text:p>Casos</text:p>
            </chart:title>
            <chart:categories table:cell-range-address="'Tabla de Valores'.D1:'Tabla de Valores'.G1"/>
          </chart:axis>
          <chart:axis chart:dimension="y" chart:name="primary-y" chart:style-name="ch5">
            <chart:title svg:x="0.451cm" svg:y="8.172cm" chart:style-name="ch7">
              <text:p>Tiempo (segundos)</text:p>
            </chart:title>
            <chart:grid chart:style-name="ch8" chart:class="major"/>
          </chart:axis>
          <chart:series chart:style-name="ch9" chart:values-cell-range-address="'Tabla de Valores'.D3:'Tabla de Valores'.G3" chart:label-cell-address="'Tabla de Valores'.B3:'Tabla de Valores'.B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Medio</text:p>
                <draw:g>
                  <svg:desc>'Tabla de Valores'.B3:'Tabla de Valores'.B3</svg:desc>
                </draw:g>
              </table:table-cell>
              <table:table-cell office:value-type="float" office:value="0.068">
                <text:p>0.068</text:p>
                <draw:g>
                  <svg:desc>'Tabla de Valores'.D3:'Tabla de Valores'.G3</svg:desc>
                </draw:g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legend chart:legend-position="end" svg:x="19.766cm" svg:y="6.315cm" style:legend-expansion="high" chart:style-name="ch3"/>
        <chart:plot-area chart:style-name="ch4" table:cell-range-address="'Tabla de Valores'.D1:'Tabla de Valores'.G1 'Tabla de Valores'.B4:'Tabla de Valores'.B4 'Tabla de Valores'.D4:'Tabla de Valores'.G4" chart:data-source-has-labels="both" svg:x="1.455cm" svg:y="1.469cm" svg:width="17.867cm" svg:height="10.514cm">
          <chartooo:coordinate-region svg:x="2.553cm" svg:y="1.669cm" svg:width="16.013cm" svg:height="9.667cm"/>
          <chart:axis chart:dimension="x" chart:name="primary-x" chart:style-name="ch5" chartooo:axis-type="auto">
            <chartooo:date-scale/>
            <chart:title svg:x="9.868cm" svg:y="12.247cm" chart:style-name="ch6">
              <text:p>Casos</text:p>
            </chart:title>
            <chart:categories table:cell-range-address="'Tabla de Valores'.D1:'Tabla de Valores'.G1"/>
          </chart:axis>
          <chart:axis chart:dimension="y" chart:name="primary-y" chart:style-name="ch5">
            <chart:title svg:x="0.451cm" svg:y="8.172cm" chart:style-name="ch7">
              <text:p>Tiempo (segundos)</text:p>
            </chart:title>
            <chart:grid chart:style-name="ch8" chart:class="major"/>
          </chart:axis>
          <chart:series chart:style-name="ch9" chart:values-cell-range-address="'Tabla de Valores'.D4:'Tabla de Valores'.G4" chart:label-cell-address="'Tabla de Valores'.B4:'Tabla de Valores'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Grande</text:p>
                <draw:g>
                  <svg:desc>'Tabla de Valores'.B4:'Tabla de Valores'.B4</svg:desc>
                </draw:g>
              </table:table-cell>
              <table:table-cell office:value-type="float" office:value="0.077">
                <text:p>0.077</text:p>
                <draw:g>
                  <svg:desc>'Tabla de Valores'.D4:'Tabla de Valores'.G4</svg:desc>
                </draw:g>
              </table:table-cell>
              <table:table-cell office:value-type="float" office:value="0.073">
                <text:p>0.073</text:p>
              </table:table-cell>
              <table:table-cell office:value-type="float" office:value="0.072">
                <text:p>0.072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legend chart:legend-position="end" svg:x="19.686cm" svg:y="6.315cm" style:legend-expansion="high" chart:style-name="ch3"/>
        <chart:plot-area chart:style-name="ch4" table:cell-range-address="'Tabla de Valores'.D1:'Tabla de Valores'.G1 'Tabla de Valores'.B5:'Tabla de Valores'.B5 'Tabla de Valores'.D5:'Tabla de Valores'.G5" chart:data-source-has-labels="both" svg:x="1.455cm" svg:y="1.469cm" svg:width="17.787cm" svg:height="10.514cm">
          <chartooo:coordinate-region svg:x="2.553cm" svg:y="1.668cm" svg:width="15.933cm" svg:height="9.668cm"/>
          <chart:axis chart:dimension="x" chart:name="primary-x" chart:style-name="ch5" chartooo:axis-type="auto">
            <chartooo:date-scale/>
            <chart:title svg:x="9.828cm" svg:y="12.247cm" chart:style-name="ch6">
              <text:p>Casos</text:p>
            </chart:title>
            <chart:categories table:cell-range-address="'Tabla de Valores'.D1:'Tabla de Valores'.G1"/>
          </chart:axis>
          <chart:axis chart:dimension="y" chart:name="primary-y" chart:style-name="ch5">
            <chart:title svg:x="0.451cm" svg:y="8.172cm" chart:style-name="ch7">
              <text:p>Tiempo (segundos)</text:p>
            </chart:title>
            <chart:grid chart:style-name="ch8" chart:class="major"/>
          </chart:axis>
          <chart:series chart:style-name="ch9" chart:values-cell-range-address="'Tabla de Valores'.D5:'Tabla de Valores'.G5" chart:label-cell-address="'Tabla de Valores'.B5:'Tabla de Valores'.B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Enorme</text:p>
                <draw:g>
                  <svg:desc>'Tabla de Valores'.B5:'Tabla de Valores'.B5</svg:desc>
                </draw:g>
              </table:table-cell>
              <table:table-cell office:value-type="float" office:value="0.115">
                <text:p>0.115</text:p>
                <draw:g>
                  <svg:desc>'Tabla de Valores'.D5:'Tabla de Valores'.G5</svg:desc>
                </draw:g>
              </table:table-cell>
              <table:table-cell office:value-type="float" office:value="0.116">
                <text:p>0.116</text:p>
              </table:table-cell>
              <table:table-cell office:value-type="float" office:value="0.1">
                <text:p>0.1</text:p>
              </table:table-cell>
              <table:table-cell office:value-type="float" office:value="0.108">
                <text:p>0.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legend chart:legend-position="end" svg:x="19.686cm" svg:y="6.315cm" style:legend-expansion="high" chart:style-name="ch3"/>
        <chart:plot-area chart:style-name="ch4" table:cell-range-address="'Tabla de Valores'.D1:'Tabla de Valores'.G1 'Tabla de Valores'.B6:'Tabla de Valores'.B6 'Tabla de Valores'.D6:'Tabla de Valores'.G6" chart:data-source-has-labels="both" svg:x="1.455cm" svg:y="1.469cm" svg:width="17.787cm" svg:height="10.514cm">
          <chartooo:coordinate-region svg:x="2.54cm" svg:y="1.668cm" svg:width="15.946cm" svg:height="9.668cm"/>
          <chart:axis chart:dimension="x" chart:name="primary-x" chart:style-name="ch5" chartooo:axis-type="auto">
            <chartooo:date-scale/>
            <chart:title svg:x="9.828cm" svg:y="12.247cm" chart:style-name="ch6">
              <text:p>Casos</text:p>
            </chart:title>
            <chart:categories table:cell-range-address="'Tabla de Valores'.D1:'Tabla de Valores'.G1"/>
          </chart:axis>
          <chart:axis chart:dimension="y" chart:name="primary-y" chart:style-name="ch5">
            <chart:title svg:x="0.451cm" svg:y="8.172cm" chart:style-name="ch7">
              <text:p>Tiempo (segundos)</text:p>
            </chart:title>
            <chart:grid chart:style-name="ch8" chart:class="major"/>
          </chart:axis>
          <chart:series chart:style-name="ch9" chart:values-cell-range-address="'Tabla de Valores'.D6:'Tabla de Valores'.G6" chart:label-cell-address="'Tabla de Valores'.B6:'Tabla de Valores'.B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Gigante</text:p>
                <draw:g>
                  <svg:desc>'Tabla de Valores'.B6:'Tabla de Valores'.B6</svg:desc>
                </draw:g>
              </table:table-cell>
              <table:table-cell office:value-type="float" office:value="2.351">
                <text:p>2.351</text:p>
                <draw:g>
                  <svg:desc>'Tabla de Valores'.D6:'Tabla de Valores'.G6</svg:desc>
                </draw:g>
              </table:table-cell>
              <table:table-cell office:value-type="float" office:value="7.568">
                <text:p>7.568</text:p>
              </table:table-cell>
              <table:table-cell office:value-type="float" office:value="4.617">
                <text:p>4.617</text:p>
              </table:table-cell>
              <table:table-cell office:value-type="float" office:value="4.619">
                <text:p>4.6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legend svg:x="16.595cm" svg:y="0.176cm" style:legend-expansion="custom" chartooo:width="5.182cm" chartooo:height="1.293cm" style:legend-expansion-aspect-ratio="4.0077339520495" chart:style-name="ch3"/>
        <chart:plot-area chart:style-name="ch4" table:cell-range-address="'Tabla de Valores'.D1:'Tabla de Valores'.G1 'Tabla de Valores'.B7:'Tabla de Valores'.B7 'Tabla de Valores'.D7:'Tabla de Valores'.G7" chart:data-source-has-labels="both" svg:x="1.455cm" svg:y="1.469cm" svg:width="20.322cm" svg:height="10.514cm">
          <chartooo:coordinate-region svg:x="2.54cm" svg:y="1.669cm" svg:width="18.481cm" svg:height="9.667cm"/>
          <chart:axis chart:dimension="x" chart:name="primary-x" chart:style-name="ch5" chartooo:axis-type="auto">
            <chartooo:date-scale/>
            <chart:title svg:x="11.096cm" svg:y="12.247cm" chart:style-name="ch6">
              <text:p>Casos</text:p>
            </chart:title>
            <chart:categories table:cell-range-address="'Tabla de Valores'.D1:'Tabla de Valores'.G1"/>
          </chart:axis>
          <chart:axis chart:dimension="y" chart:name="primary-y" chart:style-name="ch5">
            <chart:title svg:x="0.451cm" svg:y="8.172cm" chart:style-name="ch7">
              <text:p>Tiempo (segundos)</text:p>
            </chart:title>
            <chart:grid chart:style-name="ch8" chart:class="major"/>
          </chart:axis>
          <chart:series chart:style-name="ch9" chart:values-cell-range-address="'Tabla de Valores'.D7:'Tabla de Valores'.G7" chart:label-cell-address="'Tabla de Valores'.B7:'Tabla de Valores'.B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Gigante Aplicando Coseno</text:p>
                <draw:g>
                  <svg:desc>'Tabla de Valores'.B7:'Tabla de Valores'.B7</svg:desc>
                </draw:g>
              </table:table-cell>
              <table:table-cell office:value-type="float" office:value="24.515">
                <text:p>24.515</text:p>
                <draw:g>
                  <svg:desc>'Tabla de Valores'.D7:'Tabla de Valores'.G7</svg:desc>
                </draw:g>
              </table:table-cell>
              <table:table-cell office:value-type="float" office:value="30.831">
                <text:p>30.831</text:p>
              </table:table-cell>
              <table:table-cell office:value-type="float" office:value="26.724">
                <text:p>26.724</text:p>
              </table:table-cell>
              <table:table-cell office:value-type="float" office:value="26.303">
                <text:p>26.3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1cm" svg:height="13.228cm" xlink:href=".." xlink:type="simple" chart:class="chart:line" chart:style-name="ch1">
        <chart:title svg:x="10.127cm" svg:y="0.4cm" chart:style-name="ch2">
          <text:p>SpeedUp</text:p>
        </chart:title>
        <chart:legend svg:x="16.401cm" svg:y="0.429cm" style:legend-expansion="custom" chartooo:width="4.812cm" chartooo:height="0.598cm" style:legend-expansion-aspect-ratio="8.04682274247492" chart:style-name="ch3"/>
        <chart:plot-area chart:style-name="ch4" table:cell-range-address="'Tabla de Valores'.D1:'Tabla de Valores'.G1 'Tabla de Valores'.B8:'Tabla de Valores'.B8 'Tabla de Valores'.D8:'Tabla de Valores'.G8" chart:data-source-has-labels="both" svg:x="1.455cm" svg:y="1.469cm" svg:width="20.322cm" svg:height="10.514cm">
          <chartooo:coordinate-region svg:x="2.54cm" svg:y="1.668cm" svg:width="18.481cm" svg:height="9.668cm"/>
          <chart:axis chart:dimension="x" chart:name="primary-x" chart:style-name="ch5" chartooo:axis-type="auto">
            <chartooo:date-scale/>
            <chart:title svg:x="11.096cm" svg:y="12.247cm" chart:style-name="ch6">
              <text:p>Casos</text:p>
            </chart:title>
            <chart:categories table:cell-range-address="'Tabla de Valores'.D1:'Tabla de Valores'.G1"/>
          </chart:axis>
          <chart:axis chart:dimension="y" chart:name="primary-y" chart:style-name="ch5">
            <chart:title svg:x="0.451cm" svg:y="8.172cm" chart:style-name="ch7">
              <text:p>Tiempo (segundos)</text:p>
            </chart:title>
            <chart:grid chart:style-name="ch8" chart:class="major"/>
          </chart:axis>
          <chart:series chart:style-name="ch9" chart:values-cell-range-address="'Tabla de Valores'.D8:'Tabla de Valores'.G8" chart:label-cell-address="'Tabla de Valores'.B8:'Tabla de Valores'.B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 Taskset</text:p>
                <draw:g>
                  <svg:desc>'Tabla de Valores'.D1:'Tabla de Valores'.G1</svg:desc>
                </draw:g>
              </table:table-cell>
              <table:table-cell office:value-type="string">
                <text:p>Lineal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Gigante Aplicando Seno</text:p>
                <draw:g>
                  <svg:desc>'Tabla de Valores'.B8:'Tabla de Valores'.B8</svg:desc>
                </draw:g>
              </table:table-cell>
              <table:table-cell office:value-type="float" office:value="27.717">
                <text:p>27.717</text:p>
                <draw:g>
                  <svg:desc>'Tabla de Valores'.D8:'Tabla de Valores'.G8</svg:desc>
                </draw:g>
              </table:table-cell>
              <table:table-cell office:value-type="float" office:value="34.236">
                <text:p>34.236</text:p>
              </table:table-cell>
              <table:table-cell office:value-type="float" office:value="29.49">
                <text:p>29.49</text:p>
              </table:table-cell>
              <table:table-cell office:value-type="float" office:value="29.189">
                <text:p>29.1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